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8pt" style:font-size-asian="18pt" style:font-size-complex="18pt"/>
    </style:style>
    <style:style style:name="P6" style:family="paragraph" style:parent-style-name="Standard">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Grupp 12 feedback</text:p>
      <text:p text:style-name="P5"/>
      <text:p text:style-name="P6">Designdokument</text:p>
      <text:p text:style-name="P3"><text:span text:style-name="T1"/></text:p>
      <text:p text:style-name="P2">I detta designdokument så får man en en inblick på hur slutprodukten kommer att se ut och den är designat, precis som det skrivs undre syftet. Men syfte delen är lite för kortfattad. Går man vidare till systemdiagram skissen så är även denna väldigt kortfattad samt förklaringen, i för sig förstår man det ni vill ha sagt men det hade vart bra med en lite mer utformad skiss.</text:p>
      <text:p text:style-name="P2">Användarfallsdiagramet är väl gjord och lätt att förstå. Det finns inte mycket klaga på, utan diagrammet ser bra ut samt den beskrivande texten nedan.</text:p>
      <text:p text:style-name="P2">Under användargränssnittet skriver ni om att folk är vana vid en viss layout, ge gärna ett exempel/referens till detta då det finns en möjlighet att folk som inte är helt insatta förstår vad ni menar. Det ser bra ut med bilden som ni har lagt till. Om ni har möjligheten att lägga till fler bilder så hade det varit bra då som ni i syftet nämner hade man fått en större inblick på hur hemsidan kommer att se ut och fungera. <text:s text:c="2"/><text:tab/></text:p>
      <text:p text:style-name="P2"/>
      <text:p text:style-name="P2"/>
      <text:p text:style-name="P2"/>
      <text:p text:style-name="P6">testdokument, testrapport </text:p>
      <text:p text:style-name="P6"/>
      <text:p text:style-name="P2">Skriv istället att resultatet blev som förväntat, blir enklare att se vilka testfall som inte gick som förväntat. Stycka upp testfallen 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4-17T23:33:24.93</meta:creation-date>
    <dc:date>2016-04-19T12:56:58</dc:date>
    <meta:editing-duration>PT8M46S</meta:editing-duration>
    <meta:editing-cycles>2</meta:editing-cycles>
    <meta:generator>OpenOffice.org/3.4.1$Unix OpenOffice.org_project/341m1$Build-9593</meta:generator>
    <meta:document-statistic meta:table-count="0" meta:image-count="0" meta:object-count="0" meta:page-count="1" meta:paragraph-count="7" meta:word-count="201" meta:character-count="1150"/>
  </office:meta>
</office:document-meta>
</file>